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3b80a" officeooo:paragraph-rsid="0013b80a"/>
    </style:style>
    <style:style style:name="P2" style:family="paragraph" style:parent-style-name="Standard">
      <style:paragraph-properties fo:line-height="150%"/>
      <style:text-properties fo:font-weight="bold" officeooo:rsid="0013b80a" officeooo:paragraph-rsid="0013b80a" style:font-weight-asian="bold" style:font-weight-complex="bold"/>
    </style:style>
    <style:style style:name="P3" style:family="paragraph" style:parent-style-name="Standard">
      <style:paragraph-properties fo:line-height="150%"/>
      <style:text-properties officeooo:rsid="001f234c" officeooo:paragraph-rsid="001f234c"/>
    </style:style>
    <style:style style:name="P4" style:family="paragraph" style:parent-style-name="Standard" style:list-style-name="L1">
      <style:paragraph-properties fo:line-height="150%"/>
      <style:text-properties officeooo:rsid="0013b80a" officeooo:paragraph-rsid="001620c8"/>
    </style:style>
    <style:style style:name="P5" style:family="paragraph" style:parent-style-name="Standard" style:list-style-name="L1">
      <style:paragraph-properties fo:line-height="150%"/>
      <style:text-properties officeooo:rsid="0014a0f4" officeooo:paragraph-rsid="001620c8"/>
    </style:style>
    <style:style style:name="P6" style:family="paragraph" style:parent-style-name="Standard" style:list-style-name="L1">
      <style:paragraph-properties fo:line-height="150%"/>
      <style:text-properties officeooo:rsid="001727d7" officeooo:paragraph-rsid="001727d7"/>
    </style:style>
    <style:style style:name="P7" style:family="paragraph" style:parent-style-name="Standard" style:list-style-name="L1">
      <style:paragraph-properties fo:line-height="150%"/>
      <style:text-properties officeooo:rsid="001727d7" officeooo:paragraph-rsid="00181074"/>
    </style:style>
    <style:style style:name="P8" style:family="paragraph" style:parent-style-name="Standard" style:list-style-name="L1">
      <style:paragraph-properties fo:line-height="150%"/>
      <style:text-properties officeooo:rsid="00181074" officeooo:paragraph-rsid="00181074"/>
    </style:style>
    <style:style style:name="P9" style:family="paragraph" style:parent-style-name="Standard" style:list-style-name="L1">
      <style:paragraph-properties fo:line-height="150%"/>
      <style:text-properties officeooo:rsid="001ac8a7" officeooo:paragraph-rsid="001ac8a7"/>
    </style:style>
    <style:style style:name="P10" style:family="paragraph" style:parent-style-name="Standard" style:list-style-name="L1">
      <style:paragraph-properties fo:line-height="150%"/>
      <style:text-properties officeooo:rsid="001c82c9" officeooo:paragraph-rsid="001c82c9"/>
    </style:style>
    <style:style style:name="P11" style:family="paragraph" style:parent-style-name="Standard" style:list-style-name="L1">
      <style:paragraph-properties fo:line-height="150%"/>
      <style:text-properties officeooo:rsid="001cf310" officeooo:paragraph-rsid="001cf310"/>
    </style:style>
    <style:style style:name="P12" style:family="paragraph" style:parent-style-name="Standard" style:list-style-name="L1">
      <style:paragraph-properties fo:line-height="150%"/>
      <style:text-properties officeooo:rsid="001def41" officeooo:paragraph-rsid="001def41"/>
    </style:style>
    <style:style style:name="P13" style:family="paragraph" style:parent-style-name="Standard" style:list-style-name="L1">
      <style:paragraph-properties fo:line-height="150%"/>
      <style:text-properties officeooo:rsid="001ece54" officeooo:paragraph-rsid="001ece54"/>
    </style:style>
    <style:style style:name="P14" style:family="paragraph" style:parent-style-name="Standard" style:list-style-name="L1">
      <style:paragraph-properties fo:line-height="150%"/>
      <style:text-properties officeooo:rsid="001f234c" officeooo:paragraph-rsid="001f234c"/>
    </style:style>
    <style:style style:name="P15" style:family="paragraph" style:parent-style-name="Standard" style:list-style-name="L2">
      <style:paragraph-properties fo:line-height="150%"/>
      <style:text-properties officeooo:rsid="001f234c" officeooo:paragraph-rsid="001f234c"/>
    </style:style>
    <style:style style:name="P16" style:family="paragraph" style:parent-style-name="Standard" style:list-style-name="L2">
      <style:paragraph-properties fo:line-height="150%"/>
      <style:text-properties officeooo:rsid="0022ae47" officeooo:paragraph-rsid="0022ae47"/>
    </style:style>
    <style:style style:name="P17" style:family="paragraph" style:parent-style-name="Standard" style:list-style-name="L2">
      <style:paragraph-properties fo:line-height="150%"/>
      <style:text-properties officeooo:rsid="00286d5a" officeooo:paragraph-rsid="00286d5a"/>
    </style:style>
    <style:style style:name="P18" style:family="paragraph" style:parent-style-name="Standard" style:list-style-name="L2">
      <style:paragraph-properties fo:line-height="150%"/>
      <style:text-properties officeooo:rsid="00295df1" officeooo:paragraph-rsid="00295df1"/>
    </style:style>
    <style:style style:name="P19" style:family="paragraph" style:parent-style-name="Standard">
      <style:paragraph-properties fo:line-height="150%"/>
      <style:text-properties officeooo:rsid="00295df1" officeooo:paragraph-rsid="00295df1"/>
    </style:style>
    <style:style style:name="P20" style:family="paragraph" style:parent-style-name="Standard" style:list-style-name="L2">
      <style:paragraph-properties fo:line-height="150%"/>
      <style:text-properties officeooo:rsid="002ccc9c" officeooo:paragraph-rsid="002ccc9c"/>
    </style:style>
    <style:style style:name="P21" style:family="paragraph" style:parent-style-name="Standard" style:list-style-name="L2">
      <style:paragraph-properties fo:line-height="150%"/>
      <style:text-properties officeooo:paragraph-rsid="002f843b"/>
    </style:style>
    <style:style style:name="P22" style:family="paragraph" style:parent-style-name="Standard" style:list-style-name="L2">
      <style:paragraph-properties fo:line-height="150%"/>
      <style:text-properties officeooo:rsid="002dfa76" officeooo:paragraph-rsid="002dfa76"/>
    </style:style>
    <style:style style:name="P23" style:family="paragraph" style:parent-style-name="Standard" style:list-style-name="L2">
      <style:paragraph-properties fo:line-height="150%"/>
      <style:text-properties officeooo:rsid="002f843b" officeooo:paragraph-rsid="002f843b"/>
    </style:style>
    <style:style style:name="T1" style:family="text">
      <style:text-properties officeooo:rsid="001620c8"/>
    </style:style>
    <style:style style:name="T2" style:family="text">
      <style:text-properties officeooo:rsid="00181074"/>
    </style:style>
    <style:style style:name="T3" style:family="text">
      <style:text-properties officeooo:rsid="0019849d"/>
    </style:style>
    <style:style style:name="T4" style:family="text">
      <style:text-properties officeooo:rsid="001ac8a7"/>
    </style:style>
    <style:style style:name="T5" style:family="text">
      <style:text-properties officeooo:rsid="00248363"/>
    </style:style>
    <style:style style:name="T6" style:family="text">
      <style:text-properties officeooo:rsid="0026456b"/>
    </style:style>
    <style:style style:name="T7" style:family="text">
      <style:text-properties officeooo:rsid="0027c602"/>
    </style:style>
    <style:style style:name="T8" style:family="text">
      <style:text-properties officeooo:rsid="002dfa76"/>
    </style:style>
    <style:style style:name="T9" style:family="text">
      <style:text-properties officeooo:rsid="002f843b"/>
    </style:style>
    <style:style style:name="T10" style:family="text">
      <style:text-properties officeooo:rsid="00313a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WITCH</text:p>
      <text:p text:style-name="P1"/>
      <text:list xml:id="list4205226009" text:style-name="L1">
        <text:list-item>
          <text:p text:style-name="P4">Cambiar nombre: </text:p>
          <text:list>
            <text:list-item>
              <text:p text:style-name="P4">enable→ config terminal→ hostname x</text:p>
            </text:list-item>
          </text:list>
        </text:list-item>
        <text:list-item>
          <text:p text:style-name="P4">Cambiar contraseña linea: </text:p>
          <text:list>
            <text:list-item>
              <text:p text:style-name="P4">enable→ config terminal→line vty 0→ password x → login</text:p>
            </text:list-item>
          </text:list>
        </text:list-item>
        <text:list-item>
          <text:p text:style-name="P5">Cambiar contraseña modo privilegiado EXEC: </text:p>
          <text:list>
            <text:list-item>
              <text:p text:style-name="P5">enable→ config terminal→<text:span text:style-name="T1">enable password x</text:span></text:p>
            </text:list-item>
          </text:list>
        </text:list-item>
        <text:list-item>
          <text:p text:style-name="P6">Asignar dirección IP <text:span text:style-name="T2">y máscara de red</text:span>:</text:p>
          <text:list>
            <text:list-item>
              <text:p text:style-name="P6">enable→ configure terminal→ interface vlan 1→ ip address x <text:span text:style-name="T2">y → no shutdown </text:span></text:p>
            </text:list-item>
          </text:list>
        </text:list-item>
        <text:list-item>
          <text:p text:style-name="P8">Asignar gateway</text:p>
          <text:list>
            <text:list-item>
              <text:p text:style-name="P7">enable→ configure terminal→ interface vlan 1→<text:span text:style-name="T3">i</text:span><text:span text:style-name="T4">p</text:span><text:span text:style-name="T3"> default-gateway x</text:span></text:p>
            </text:list-item>
          </text:list>
        </text:list-item>
        <text:list-item>
          <text:p text:style-name="P9">Conectividad desde PC:</text:p>
          <text:list>
            <text:list-item>
              <text:p text:style-name="P9">Comand Prompt→ ping x</text:p>
            </text:list-item>
          </text:list>
        </text:list-item>
        <text:list-item>
          <text:p text:style-name="P10">Deshabilitar puerto</text:p>
          <text:list>
            <text:list-item>
              <text:p text:style-name="P10">enable→ config terminal→ interface fastEthernet x→ shutdown</text:p>
            </text:list-item>
          </text:list>
        </text:list-item>
        <text:list-item>
          <text:p text:style-name="P11">Enviar ping a destino:</text:p>
          <text:list>
            <text:list-item>
              <text:p text:style-name="P11">enable→ ping → IP destino</text:p>
            </text:list-item>
          </text:list>
        </text:list-item>
        <text:list-item>
          <text:p text:style-name="P12">Visualizar estado interfaces</text:p>
          <text:list>
            <text:list-item>
              <text:p text:style-name="P13">enable → show interfaces</text:p>
            </text:list-item>
          </text:list>
        </text:list-item>
        <text:list-item>
          <text:p text:style-name="P14">Asignar password telnet</text:p>
          <text:list>
            <text:list-item>
              <text:p text:style-name="P14">enable→ configure terminal→ l<text:span text:style-name="T7">i</text:span>ne vty 0 15 → password x → login → end</text:p>
            </text:list-item>
          </text:list>
        </text:list-item>
      </text:list>
      <text:p text:style-name="P3"/>
      <text:p text:style-name="P3">ROUTER</text:p>
      <text:p text:style-name="P3"/>
      <text:list xml:id="list2549815798" text:style-name="L2">
        <text:list-item>
          <text:p text:style-name="P15">Asignar nombre: Igual que switch</text:p>
        </text:list-item>
        <text:list-item>
          <text:p text:style-name="P15">Cambiar banner motd (mensaje diario):</text:p>
          <text:list>
            <text:list-item>
              <text:p text:style-name="P15">enable → configure terminal→ banner motd </text:p>
            </text:list-item>
          </text:list>
        </text:list-item>
        <text:list-item>
          <text:p text:style-name="P16">Configurar velocidad de transmisión</text:p>
          <text:list>
            <text:list-item>
              <text:p text:style-name="P16">enable→ conf terminal→ interf se<text:span text:style-name="T6">r</text:span>ial x → clock rate <text:span text:style-name="T5">x </text:span><text:span text:style-name="T10">( router DCE)</text:span></text:p>
            </text:list-item>
          </text:list>
        </text:list-item>
        <text:list-item>
          <text:p text:style-name="P17">Contenido tablas encadenamiento</text:p>
          <text:list>
            <text:list-item>
              <text:p text:style-name="P17">enable→ conf terminal→ ip route clase PC mask camino_red</text:p>
            </text:list-item>
            <text:list-item>
              <text:p text:style-name="P18">show ip route</text:p>
            </text:list-item>
          </text:list>
        </text:list-item>
      </text:list>
      <text:p text:style-name="P19"/>
      <text:list xml:id="list114804210715060" text:continue-numbering="true" text:style-name="L2">
        <text:list-item>
          <text:p text:style-name="P20"><text:soft-page-break/>Deshabilitar acceso a una subred</text:p>
          <text:list>
            <text:list-item>
              <text:p text:style-name="P22">enable→ conf terminal → access list 1 deny <text:span text:style-name="T9">subred umask-subred</text:span></text:p>
              <text:list>
                <text:list-item>
                  <text:p text:style-name="P23">sustituye 255 por 0 y 0 por 255</text:p>
                </text:list-item>
              </text:list>
            </text:list-item>
          </text:list>
        </text:list-item>
        <text:list-item>
          <text:p text:style-name="P23">Permitir acceso subred</text:p>
          <text:list>
            <text:list-item>
              <text:p text:style-name="P21"><text:span text:style-name="T8">enable→ conf terminal → access list 1 </text:span><text:span text:style-name="T9">permit</text:span><text:span text:style-name="T8"> </text:span><text:span text:style-name="T9">subred umask-subred</text:span></text:p>
            </text:list-item>
            <text:list-item>
              <text:p text:style-name="P21"><text:s/><text:span text:style-name="T8">enable→ conf terminal → access list 1 </text:span><text:span text:style-name="T9">permit</text:span><text:span text:style-name="T8"> </text:span><text:span text:style-name="T9">any</text:span></text:p>
            </text:list-item>
          </text:list>
        </text:list-item>
        <text:list-item>
          <text:p text:style-name="P23">resolución estática de los nombres de los Pcs</text:p>
          <text:list>
            <text:list-item>
              <text:p text:style-name="P23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2:25:27.554000000</meta:creation-date>
    <meta:generator>LibreOffice/6.4.2.2$Windows_X86_64 LibreOffice_project/4e471d8c02c9c90f512f7f9ead8875b57fcb1ec3</meta:generator>
    <dc:date>2020-06-14T11:48:03.167000000</dc:date>
    <meta:editing-duration>PT3H5M53S</meta:editing-duration>
    <meta:editing-cycles>14</meta:editing-cycles>
    <meta:document-statistic meta:table-count="0" meta:image-count="0" meta:object-count="0" meta:page-count="2" meta:paragraph-count="38" meta:word-count="247" meta:character-count="1421" meta:non-whitespace-character-count="1241"/>
  </office:meta>
</office:document-meta>
</file>